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xml:id="id1" draw:id="id1" draw:layer="layout" svg:width="4.826cm" svg:height="1.143cm" svg:x="11.473cm" svg:y="1.754cm">
          <text:p text:style-name="P1"><text:span text:style-name="T1">Busin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4.826cm" svg:height="1.143cm" svg:x="1.727cm" svg:y="5.691cm">
          <text:p text:style-name="P1"><text:span text:style-name="T1">Decision Ma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826cm" svg:height="1.143cm" svg:x="6.936cm" svg:y="5.691cm">
          <text:p text:style-name="P1"><text:span text:style-name="T1">Recomm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826cm" svg:height="2.794cm" svg:x="1.727cm" svg:y="8.404cm">
          <text:p text:style-name="P1"><text:span text:style-name="T1">Carson Loomis (NIH)</text:span></text:p>
          <text:p text:style-name="P1"><text:span text:style-name="T1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826cm" svg:height="1.143cm" svg:x="4.982cm" svg:y="3.305cm">
          <text:p text:style-name="P1"><text:span text:style-name="T1">Project Fu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826cm" svg:height="1.143cm" svg:x="16.364cm" svg:y="3.713cm">
          <text:p text:style-name="P1"><text:span text:style-name="T1">Ado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826cm" svg:height="1.016cm" svg:x="19.65cm" svg:y="5.691cm">
          <text:p text:style-name="P1"><text:span text:style-name="T1">Recomm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826cm" svg:height="1.143cm" svg:x="13.078cm" svg:y="5.691cm">
          <text:p text:style-name="P1"><text:span text:style-name="T1">Decision Ma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826cm" svg:height="2.794cm" svg:x="6.936cm" svg:y="8.358cm">
          <text:p text:style-name="P1"><text:span text:style-name="T1">External Scientific </text:span></text:p>
          <text:p text:style-name="P1"><text:span text:style-name="T1">Review Board</text:span></text:p>
          <text:p text:style-name="P1"><text:span text:style-name="T1"/></text:p>
          <text:p text:style-name="P1"><text:span text:style-name="T1">Ajay Pilai (NI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826cm" svg:height="2.794cm" svg:x="13.144cm" svg:y="8.204cm">
          <text:p text:style-name="P1"><text:span text:style-name="T1">Josh Bittker</text:span></text:p>
          <text:p text:style-name="P1"><text:span text:style-name="T1">Thomas Cheung</text:span></text:p>
          <text:p text:style-name="P1"><text:span text:style-name="T1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826cm" svg:height="2.794cm" svg:x="19.65cm" svg:y="8.231cm">
          <text:p text:style-name="P1"><text:span text:style-name="T1">Steve Brudz</text:span></text:p>
          <text:p text:style-name="P1"><text:span text:style-name="T1">Raj Guha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6.299cm" svg:y1="2.325cm" svg:x2="18.777cm" svg:y2="3.713cm" draw:start-shape="id1" draw:start-glue-point="1" draw:end-shape="id2" draw:end-glue-point="0" svg:d="m16299 2325h2478v1388">
          <text:p/>
        </draw:connector>
        <draw:connector draw:style-name="gr2" draw:text-style-name="P1" draw:layer="layout" svg:x1="16.364cm" svg:y1="4.284cm" svg:x2="15.491cm" svg:y2="5.691cm" draw:start-shape="id2" draw:start-glue-point="3" draw:end-shape="id3" draw:end-glue-point="0" svg:d="m16364 4284h-873v1407">
          <text:p/>
        </draw:connector>
        <draw:connector draw:style-name="gr2" draw:text-style-name="P1" draw:layer="layout" svg:x1="18.777cm" svg:y1="4.856cm" svg:x2="22.063cm" svg:y2="5.691cm" draw:start-shape="id2" draw:start-glue-point="2" draw:end-shape="id4" draw:end-glue-point="0" svg:d="m18777 4856v2353h6201v-2019h-2915v501">
          <text:p/>
        </draw:connector>
        <draw:connector draw:style-name="gr2" draw:text-style-name="P1" draw:layer="layout" svg:x1="15.491cm" svg:y1="6.834cm" svg:x2="15.557cm" svg:y2="8.204cm" draw:start-shape="id3" draw:start-glue-point="2" draw:end-shape="id5" draw:end-glue-point="0" svg:d="m15491 6834v685h66v685">
          <text:p/>
        </draw:connector>
        <draw:connector draw:style-name="gr2" draw:text-style-name="P1" draw:layer="layout" svg:x1="22.063cm" svg:y1="6.707cm" svg:x2="22.063cm" svg:y2="8.231cm" draw:start-shape="id4" draw:start-glue-point="2" draw:end-shape="id6" draw:end-glue-point="0" svg:d="m22063 6707v1524">
          <text:p/>
        </draw:connector>
        <draw:connector draw:style-name="gr2" draw:text-style-name="P1" draw:layer="layout" svg:x1="11.473cm" svg:y1="2.325cm" svg:x2="7.395cm" svg:y2="3.305cm" draw:start-shape="id1" draw:start-glue-point="3" draw:end-shape="id7" draw:end-glue-point="0" svg:d="m11473 2325h-4078v980">
          <text:p/>
        </draw:connector>
        <draw:connector draw:style-name="gr2" draw:text-style-name="P1" draw:layer="layout" svg:x1="4.982cm" svg:y1="3.876cm" svg:x2="4.14cm" svg:y2="5.691cm" draw:start-shape="id7" draw:start-glue-point="3" draw:end-shape="id8" draw:end-glue-point="0" svg:d="m4982 3876h-842v1815">
          <text:p/>
        </draw:connector>
        <draw:connector draw:style-name="gr2" draw:text-style-name="P1" draw:layer="layout" svg:x1="7.395cm" svg:y1="4.448cm" svg:x2="9.349cm" svg:y2="5.691cm" draw:start-shape="id7" draw:start-glue-point="2" draw:end-shape="id9" draw:end-glue-point="0" svg:d="m7395 4448v621h1954v622">
          <text:p/>
        </draw:connector>
        <draw:connector draw:style-name="gr2" draw:text-style-name="P1" draw:layer="layout" svg:x1="4.14cm" svg:y1="6.834cm" svg:x2="4.14cm" svg:y2="8.404cm" draw:start-shape="id8" draw:start-glue-point="2" draw:end-shape="id10" draw:end-glue-point="0" svg:d="m4140 6834v1570">
          <text:p/>
        </draw:connector>
        <draw:connector draw:style-name="gr2" draw:text-style-name="P1" draw:layer="layout" svg:x1="9.349cm" svg:y1="6.834cm" svg:x2="9.349cm" svg:y2="8.358cm" draw:start-shape="id9" draw:start-glue-point="2" draw:end-shape="id11" draw:end-glue-point="0" svg:d="m9349 6834v1524">
          <text:p/>
        </draw:connector>
        <draw:custom-shape draw:style-name="gr1" draw:text-style-name="P2" draw:layer="layout" svg:width="4.826cm" svg:height="1.143cm" svg:x="11.473cm" svg:y="1.755cm">
          <text:p text:style-name="P1"><text:span text:style-name="T1">Busin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826cm" svg:height="1.143cm" svg:x="10.017cm" svg:y="13.946cm">
          <text:p text:style-name="P1"><text:span text:style-name="T1">Sponsors / 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-2.095cm" svg:x1="9.349cm" svg:y1="6.834cm" svg:x2="12.43cm" svg:y2="13.946cm" draw:start-shape="id9" draw:start-glue-point="2" draw:end-shape="id12" svg:d="m9349 6834v1461h3081v5651">
          <text:p/>
        </draw:connector>
        <draw:custom-shape draw:style-name="gr1" draw:text-style-name="P2" xml:id="id13" draw:id="id13" draw:layer="layout" svg:width="4.826cm" svg:height="1.143cm" svg:x="16.494cm" svg:y="12.549cm">
          <text:p text:style-name="P1"><text:span text:style-name="T1">Outreach / Edu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8.777cm" svg:y1="4.856cm" svg:x2="18.907cm" svg:y2="12.549cm" draw:start-shape="id2" draw:start-glue-point="2" draw:end-shape="id13" draw:end-glue-point="0" svg:d="m18777 4856v3846h130v3847">
          <text:p/>
        </draw:connector>
        <draw:custom-shape draw:style-name="gr1" draw:text-style-name="P2" xml:id="id14" draw:id="id14" draw:layer="layout" svg:width="4.826cm" svg:height="1.143cm" svg:x="21.574cm" svg:y="14.073cm">
          <text:p text:style-name="P1"><text:span text:style-name="T1">Custom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0cm 1.905cm" svg:x1="24.476cm" svg:y1="6.199cm" svg:x2="23.987cm" svg:y2="14.073cm" draw:start-shape="id4" draw:start-glue-point="1" draw:end-shape="id14" draw:end-glue-point="0" svg:d="m24476 6199h502v6096h-991v1778">
          <text:p/>
        </draw:connector>
      </draw:page>
      <draw:page draw:name="page2" draw:style-name="dp1" draw:master-page-name="Default">
        <draw:custom-shape draw:style-name="gr1" draw:text-style-name="P2" xml:id="id15" draw:id="id15" draw:layer="layout" svg:width="4.826cm" svg:height="1.143cm" svg:x="11.461cm" svg:y="1.976cm">
          <text:p text:style-name="P1"><text:span text:style-name="T1">Custo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4" draw:id="id24" draw:layer="layout" svg:width="4.191cm" svg:height="1.143cm" svg:x="1.127cm" svg:y="4.58cm">
          <text:p text:style-name="P1"><text:span text:style-name="T1">Senior Biolog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4.826cm" svg:height="1.143cm" svg:x="6.096cm" svg:y="4.58cm">
          <text:p text:style-name="P1"><text:span text:style-name="T1">Junior Biolog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4.826cm" svg:height="1.143cm" svg:x="11.461cm" svg:y="4.58cm">
          <text:p text:style-name="P1"><text:span text:style-name="T1">Med Chem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0" draw:id="id20" draw:layer="layout" svg:width="4.826cm" svg:height="1.143cm" svg:x="16.669cm" svg:y="4.58cm">
          <text:p text:style-name="P1"><text:span text:style-name="T1">Dictionary Cu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4.826cm" svg:height="1.143cm" svg:x="21.955cm" svg:y="4.58cm">
          <text:p text:style-name="P1"><text:span text:style-name="T1">Informat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5" draw:id="id25" draw:layer="layout" svg:width="4.191cm" svg:height="2.794cm" svg:x="1.127cm" svg:y="6.921cm">
          <text:p text:style-name="P1"><text:span text:style-name="T1">Michelle Pal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4.191cm" svg:height="2.794cm" svg:x="6.414cm" svg:y="7.048cm">
          <text:p text:style-name="P1"><text:span text:style-name="T1">Leigh Carmod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4.191cm" svg:height="2.794cm" svg:x="11.779cm" svg:y="7.175cm">
          <text:p text:style-name="P1"><text:span text:style-name="T1">Siva Dandapa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1" draw:id="id21" draw:layer="layout" svg:width="4.191cm" svg:height="2.794cm" svg:x="16.987cm" svg:y="7.175cm">
          <text:p text:style-name="P1"><text:span text:style-name="T1">Josh Bitt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4.191cm" svg:height="2.794cm" svg:x="22.273cm" svg:y="7.302cm">
          <text:p text:style-name="P1"><text:span text:style-name="T1">Vlado Danci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1.461cm" svg:y1="2.547cm" svg:x2="8.509cm" svg:y2="4.58cm" draw:start-shape="id15" draw:start-glue-point="3" draw:end-shape="id16" svg:d="m11461 2547h-2952v2033">
          <text:p/>
        </draw:connector>
        <draw:connector draw:style-name="gr2" draw:text-style-name="P1" draw:layer="layout" svg:x1="8.509cm" svg:y1="5.723cm" svg:x2="8.509cm" svg:y2="7.048cm" draw:start-shape="id16" draw:start-glue-point="2" draw:end-shape="id17" draw:end-glue-point="0" svg:d="m8509 5723v1325">
          <text:p/>
        </draw:connector>
        <draw:connector draw:style-name="gr2" draw:text-style-name="P1" draw:layer="layout" svg:x1="13.874cm" svg:y1="5.723cm" svg:x2="13.874cm" svg:y2="7.175cm" draw:start-shape="id18" draw:start-glue-point="2" draw:end-shape="id19" draw:end-glue-point="0" svg:d="m13874 5723v1452">
          <text:p/>
        </draw:connector>
        <draw:connector draw:style-name="gr2" draw:text-style-name="P1" draw:layer="layout" svg:x1="19.082cm" svg:y1="5.723cm" svg:x2="19.082cm" svg:y2="7.175cm" draw:start-shape="id20" draw:start-glue-point="2" draw:end-shape="id21" draw:end-glue-point="0" svg:d="m19082 5723v1452">
          <text:p/>
        </draw:connector>
        <draw:connector draw:style-name="gr2" draw:text-style-name="P1" draw:layer="layout" svg:x1="24.368cm" svg:y1="5.723cm" svg:x2="24.368cm" svg:y2="7.302cm" draw:start-shape="id22" draw:start-glue-point="2" draw:end-shape="id23" draw:end-glue-point="0" svg:d="m24368 5723v1579">
          <text:p/>
        </draw:connector>
        <draw:connector draw:style-name="gr2" draw:text-style-name="P1" draw:layer="layout" svg:x1="11.461cm" svg:y1="2.547cm" svg:x2="3.222cm" svg:y2="4.58cm" draw:start-shape="id15" draw:start-glue-point="3" draw:end-shape="id24" draw:end-glue-point="0" svg:d="m11461 2547h-8239v2033">
          <text:p/>
        </draw:connector>
        <draw:connector draw:style-name="gr2" draw:text-style-name="P1" draw:layer="layout" svg:x1="16.287cm" svg:y1="2.547cm" svg:x2="19.082cm" svg:y2="4.58cm" draw:start-shape="id15" draw:start-glue-point="1" draw:end-shape="id20" svg:d="m16287 2547h2795v2033">
          <text:p/>
        </draw:connector>
        <draw:connector draw:style-name="gr2" draw:text-style-name="P1" draw:layer="layout" svg:x1="16.287cm" svg:y1="2.547cm" svg:x2="24.368cm" svg:y2="4.58cm" draw:start-shape="id15" draw:start-glue-point="1" draw:end-shape="id22" draw:end-glue-point="0" svg:d="m16287 2547h8081v2033">
          <text:p/>
        </draw:connector>
        <draw:connector draw:style-name="gr2" draw:text-style-name="P1" draw:layer="layout" svg:x1="3.222cm" svg:y1="5.723cm" svg:x2="3.222cm" svg:y2="6.921cm" draw:start-shape="id24" draw:start-glue-point="2" draw:end-shape="id25" draw:end-glue-point="0" svg:d="m3222 5723v1198">
          <text:p/>
        </draw:connector>
        <draw:connector draw:style-name="gr2" draw:text-style-name="P1" draw:layer="layout" svg:x1="13.874cm" svg:y1="3.119cm" svg:x2="13.874cm" svg:y2="4.58cm" draw:start-shape="id15" draw:start-glue-point="2" draw:end-shape="id18" draw:end-glue-point="0" svg:d="m13874 3119v1461">
          <text:p/>
        </draw:connector>
        <draw:custom-shape draw:style-name="gr1" draw:text-style-name="P2" xml:id="id26" draw:id="id26" draw:layer="layout" svg:width="4.191cm" svg:height="1.143cm" svg:x="14.335cm" svg:y="11.395cm">
          <text:p text:style-name="P1"><text:span text:style-name="T1">Assay Cur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-3.482cm" svg:x1="13.874cm" svg:y1="3.119cm" svg:x2="16.43cm" svg:y2="11.395cm" draw:start-shape="id15" draw:start-glue-point="2" draw:end-shape="id26" draw:end-glue-point="0" svg:d="m13874 3119v656h2556v7620">
          <text:p/>
        </draw:connector>
        <draw:custom-shape draw:style-name="gr1" draw:text-style-name="P2" xml:id="id27" draw:id="id27" draw:layer="layout" svg:width="4.191cm" svg:height="1.143cm" svg:x="19.615cm" svg:y="11.395cm">
          <text:p text:style-name="P1"><text:span text:style-name="T1">Plugin Auth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6.287cm" svg:y1="2.547cm" svg:x2="21.71cm" svg:y2="11.395cm" draw:start-shape="id15" draw:start-glue-point="1" draw:end-shape="id27" draw:end-glue-point="0" svg:d="m16287 2547h5423v8848">
          <text:p/>
        </draw:connector>
        <draw:custom-shape draw:style-name="gr1" draw:text-style-name="P2" xml:id="id28" draw:id="id28" draw:layer="layout" svg:width="4.191cm" svg:height="1.143cm" svg:x="9.101cm" svg:y="11.522cm">
          <text:p text:style-name="P1"><text:span text:style-name="T1">External application</text:span></text:p>
          <text:p text:style-name="P1"><text:span text:style-name="T1">develop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-3.545cm" svg:x1="13.874cm" svg:y1="3.119cm" svg:x2="11.196cm" svg:y2="11.522cm" draw:start-shape="id15" draw:start-glue-point="2" draw:end-shape="id28" draw:end-glue-point="0" svg:d="m13874 3119v656h-2678v7747">
          <text:p/>
        </draw:connector>
        <draw:custom-shape draw:style-name="gr1" draw:text-style-name="P2" draw:layer="layout" svg:width="4.191cm" svg:height="1.143cm" svg:x="10.525cm" svg:y="15.078cm">
          <text:p text:style-name="P1"><text:span text:style-name="T1">Hist Assay Annot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191cm" svg:height="1.143cm" svg:x="10.398cm" svg:y="16.729cm">
          <text:p text:style-name="P1"><text:span text:style-name="T1">Data Quality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191cm" svg:height="1.143cm" svg:x="10.525cm" svg:y="18.253cm">
          <text:p text:style-name="P1"><text:span text:style-name="T1">IT / Support /</text:span></text:p>
          <text:p text:style-name="P1"><text:span text:style-name="T1">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4.191cm" svg:height="1.143cm" svg:x="3.921cm" svg:y="11.649cm">
          <text:p text:style-name="P1"><text:span text:style-name="T1">Science Managers /</text:span></text:p>
          <text:p text:style-name="P1"><text:span text:style-name="T1">NIH / Br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1.461cm" svg:y1="2.547cm" svg:x2="6.016cm" svg:y2="11.649cm" draw:start-shape="id15" draw:start-glue-point="3" draw:end-shape="id29" draw:end-glue-point="0" svg:d="m11461 2547h-5445v9102">
          <text:p/>
        </draw:connector>
        <draw:custom-shape draw:style-name="gr3" draw:text-style-name="P3" draw:layer="layout" svg:width="0.762cm" svg:height="4.445cm" svg:x="8.874cm" svg:y="14.9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5.777cm" svg:height="1.673cm" svg:x="3.005cm" svg:y="16.229cm">
          <draw:text-box>
            <text:p text:style-name="P4"><text:span text:style-name="T1">How are these customers?</text:span></text:p>
            <text:p text:style-name="P4"><text:span text:style-name="T1">How are they organized into</text:span></text:p>
            <text:p text:style-name="P4"><text:span text:style-name="T1">the above?</text:span></text:p>
          </draw:text-box>
        </draw:frame>
      </draw:page>
      <draw:page draw:name="page3" draw:style-name="dp1" draw:master-page-name="Default">
        <draw:custom-shape draw:style-name="gr1" draw:text-style-name="P2" xml:id="id30" draw:id="id30" draw:layer="layout" svg:width="4.826cm" svg:height="1.143cm" svg:x="10.779cm" svg:y="1.508cm">
          <text:p text:style-name="P1"><text:span text:style-name="T1">Technolog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3.763cm" svg:height="1.143cm" svg:x="11.968cm" svg:y="7.48cm">
          <text:p text:style-name="P1"><text:span text:style-name="T1">Project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4" draw:id="id34" draw:layer="layout" svg:width="3.763cm" svg:height="1.143cm" svg:x="16.649cm" svg:y="7.48cm">
          <text:p text:style-name="P1"><text:span text:style-name="T1">Business Analy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5" draw:id="id35" draw:layer="layout" svg:width="3.763cm" svg:height="1.143cm" svg:x="20.866cm" svg:y="7.48cm">
          <text:p text:style-name="P1"><text:span text:style-name="T1">Developer</text:span></text:p>
          <text:p text:style-name="P1"><text:span text:style-name="T1">Developer</text:span></text:p>
          <text:p text:style-name="P1"><text:span text:style-name="T1">Developer</text:span></text:p>
          <text:p text:style-name="P1"><text:span text:style-name="T1">Develo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37" draw:id="id37" draw:layer="layout" svg:width="5.207cm" svg:height="2.794cm" svg:x="14.708cm" svg:y="9.89cm">
          <text:p text:style-name="P5"><text:span text:style-name="T1">Steve Brud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38" draw:id="id38" draw:layer="layout" svg:width="3.81cm" svg:height="6.35cm" svg:x="20.842cm" svg:y="9.89cm">
          <text:p text:style-name="P1"><text:span text:style-name="T2">Ben Alexander</text:span></text:p>
          <text:p text:style-name="P1"><text:span text:style-name="T2">Jacob Asiedu</text:span></text:p>
          <text:p text:style-name="P1"><text:span text:style-name="T2">Raj Guha</text:span></text:p>
          <text:p text:style-name="P1"><text:span text:style-name="T2">Simon Chatwin</text:span></text:p>
          <text:p text:style-name="P1"><text:span text:style-name="T2">Dan Durkin</text:span></text:p>
          <text:p text:style-name="P1"><text:span text:style-name="T2">Gil Walzer</text:span></text:p>
          <text:p text:style-name="P1"><text:span text:style-name="T2">Yasel Cruz</text:span></text:p>
          <text:p text:style-name="P1"><text:span text:style-name="T2">Mark Southern</text:span></text:p>
          <text:p text:style-name="P1"><text:span text:style-name="T2">Jeri Levine</text:span></text:p>
          <text:p text:style-name="P1"><text:span text:style-name="T2">Dereck Ston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779cm" svg:y1="2.079cm" svg:x2="3.389cm" svg:y2="4.175cm" draw:start-shape="id30" draw:start-glue-point="3" draw:end-shape="id31" draw:end-glue-point="0" svg:d="m10779 2079h-7390v2096">
          <text:p/>
        </draw:connector>
        <draw:connector draw:style-name="gr2" draw:text-style-name="P1" draw:layer="layout" svg:x1="15.605cm" svg:y1="2.079cm" svg:x2="18.041cm" svg:y2="3.921cm" draw:start-shape="id30" draw:start-glue-point="1" draw:end-shape="id32" draw:end-glue-point="0" svg:d="m15605 2079h2436v1842">
          <text:p/>
        </draw:connector>
        <draw:connector draw:style-name="gr2" draw:text-style-name="P1" draw:layer="layout" draw:line-skew="-0.192cm" svg:x1="18.041cm" svg:y1="5.064cm" svg:x2="13.849cm" svg:y2="7.48cm" draw:start-shape="id32" draw:start-glue-point="2" draw:end-shape="id33" draw:end-glue-point="0" svg:d="m18041 5064v1016h-4192v1400">
          <text:p/>
        </draw:connector>
        <draw:connector draw:style-name="gr2" draw:text-style-name="P1" draw:layer="layout" draw:line-skew="-0.192cm" svg:x1="18.041cm" svg:y1="5.064cm" svg:x2="18.53cm" svg:y2="7.48cm" draw:start-shape="id32" draw:start-glue-point="2" draw:end-shape="id34" draw:end-glue-point="0" svg:d="m18041 5064v1016h489v1400">
          <text:p/>
        </draw:connector>
        <draw:connector draw:style-name="gr2" draw:text-style-name="P1" draw:layer="layout" svg:x1="18.041cm" svg:y1="5.064cm" svg:x2="22.747cm" svg:y2="7.48cm" draw:start-shape="id32" draw:start-glue-point="2" draw:end-shape="id35" draw:end-glue-point="0" svg:d="m18041 5064v1059h4706v1357">
          <text:p/>
        </draw:connector>
        <draw:connector draw:style-name="gr2" draw:text-style-name="P1" draw:layer="layout" svg:x1="13.849cm" svg:y1="8.623cm" svg:x2="14.517cm" svg:y2="9.89cm" draw:start-shape="id33" draw:start-glue-point="2" draw:end-shape="id36" svg:d="m13849 8623v634h668v633">
          <text:p/>
        </draw:connector>
        <draw:connector draw:style-name="gr2" draw:text-style-name="P1" draw:layer="layout" svg:x1="18.53cm" svg:y1="8.623cm" svg:x2="17.311cm" svg:y2="9.89cm" draw:start-shape="id34" draw:start-glue-point="2" draw:end-shape="id37" draw:end-glue-point="0" svg:d="m18530 8623v634h-1219v633">
          <text:p/>
        </draw:connector>
        <draw:connector draw:style-name="gr2" draw:text-style-name="P1" draw:layer="layout" svg:x1="22.747cm" svg:y1="8.623cm" svg:x2="22.747cm" svg:y2="9.89cm" draw:start-shape="id35" draw:start-glue-point="2" draw:end-shape="id38" draw:end-glue-point="0" svg:d="m22747 8623v1267">
          <text:p/>
        </draw:connector>
        <draw:custom-shape draw:style-name="gr1" draw:text-style-name="P2" xml:id="id39" draw:id="id39" draw:layer="layout" svg:width="3.844cm" svg:height="1.143cm" svg:x="7.223cm" svg:y="7.477cm">
          <text:p text:style-name="P1"><text:span text:style-name="T1">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0" draw:id="id40" draw:layer="layout" svg:width="3.81cm" svg:height="2.794cm" svg:x="7.257cm" svg:y="9.382cm">
          <text:p text:style-name="P1"><text:span text:style-name="T1">Ken Streck</text:span></text:p>
          <text:p text:style-name="P1"><text:span text:style-name="T1">David Gregoire</text:span></text:p>
          <text:p text:style-name="P1"><text:span text:style-name="T1">Andrew Texiera</text:span></text:p>
          <text:p text:style-name="P1"><text:span text:style-name="T1">Jean Cha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9.145cm" svg:y1="8.62cm" svg:x2="9.162cm" svg:y2="9.382cm" draw:start-shape="id39" draw:start-glue-point="2" draw:end-shape="id40" draw:end-glue-point="0" svg:d="m9145 8620v381h17v381">
          <text:p/>
        </draw:connector>
        <draw:connector draw:style-name="gr2" draw:text-style-name="P1" draw:layer="layout" draw:line-skew="-0.19cm" svg:x1="18.041cm" svg:y1="5.064cm" svg:x2="9.145cm" svg:y2="7.477cm" draw:start-shape="id32" draw:start-glue-point="2" draw:end-shape="id39" svg:d="m18041 5064v1016h-8896v1397">
          <text:p/>
        </draw:connector>
        <draw:custom-shape draw:style-name="gr1" draw:text-style-name="P2" draw:layer="layout" svg:width="3.81cm" svg:height="2.794cm" svg:x="1.508cm" svg:y="5.826cm">
          <text:p text:style-name="P1"><text:span text:style-name="T1">Josh Bittker</text:span></text:p>
          <text:p text:style-name="P1"><text:span text:style-name="T1">Paul Clemons</text:span></text:p>
          <text:p text:style-name="P1"><text:span text:style-name="T1">Thomas Cheu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1" draw:id="id31" draw:layer="layout" svg:width="3.763cm" svg:height="1.143cm" svg:x="1.508cm" svg:y="4.175cm">
          <text:p text:style-name="P1"><text:span text:style-name="T1">RD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1" draw:id="id41" draw:layer="layout" svg:width="3.763cm" svg:height="1.143cm" svg:x="4.73cm" svg:y="13.33cm">
          <text:p text:style-name="P1"><text:span text:style-name="T1">Inte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5" draw:id="id45" draw:layer="layout" svg:width="3.763cm" svg:height="1.143cm" svg:x="1.555cm" svg:y="15.808cm"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4" draw:id="id44" draw:layer="layout" svg:width="3.763cm" svg:height="1.143cm" svg:x="5.92cm" svg:y="15.808cm">
          <text:p text:style-name="P1"><text:span text:style-name="T1">Project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3" draw:id="id43" draw:layer="layout" svg:width="3.763cm" svg:height="1.143cm" svg:x="10.191cm" svg:y="15.808cm">
          <text:p text:style-name="P1"><text:span text:style-name="T1">Data Quality</text:span></text:p>
          <text:p text:style-name="P1"><text:span text:style-name="T1">Assur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6" draw:id="id36" draw:layer="layout" svg:width="4.953cm" svg:height="2.794cm" svg:x="12.041cm" svg:y="9.89cm">
          <text:p text:style-name="P4"><text:span text:style-name="T1">Dave Lahr</text:span></text:p>
          <text:p text:style-name="P4"><text:span text:style-name="T1">Noel South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2" draw:id="id42" draw:layer="layout" svg:width="3.763cm" svg:height="1.143cm" svg:x="22.564cm" svg:y="3.921cm">
          <text:p text:style-name="P1"><text:span text:style-name="T1">Plug-in auth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-4.127cm" svg:x1="13.192cm" svg:y1="2.651cm" svg:x2="6.611cm" svg:y2="13.33cm" draw:start-shape="id30" draw:start-glue-point="2" draw:end-shape="id41" draw:end-glue-point="0" svg:d="m13192 2651v1212h-6581v9467">
          <text:p/>
        </draw:connector>
        <draw:custom-shape draw:style-name="gr1" draw:text-style-name="P2" xml:id="id32" draw:id="id32" draw:layer="layout" svg:width="3.763cm" svg:height="1.143cm" svg:x="16.16cm" svg:y="3.921cm">
          <text:p text:style-name="P1"><text:span text:style-name="T1">Primary </text:span></text:p>
          <text:p text:style-name="P1"><text:span text:style-name="T1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5.605cm" svg:y1="2.079cm" svg:x2="24.445cm" svg:y2="3.921cm" draw:start-shape="id30" draw:start-glue-point="1" draw:end-shape="id42" draw:end-glue-point="0" svg:d="m15605 2079h8840v1842">
          <text:p/>
        </draw:connector>
        <draw:connector draw:style-name="gr2" draw:text-style-name="P1" draw:layer="layout" svg:x1="8.493cm" svg:y1="13.901cm" svg:x2="12.072cm" svg:y2="15.808cm" draw:start-shape="id41" draw:start-glue-point="1" draw:end-shape="id43" draw:end-glue-point="0" svg:d="m8493 13901h3579v1907">
          <text:p/>
        </draw:connector>
        <draw:connector draw:style-name="gr2" draw:text-style-name="P1" draw:layer="layout" svg:x1="6.611cm" svg:y1="14.473cm" svg:x2="7.801cm" svg:y2="15.808cm" draw:start-shape="id41" draw:start-glue-point="2" draw:end-shape="id44" svg:d="m6611 14473v667h1190v668">
          <text:p/>
        </draw:connector>
        <draw:connector draw:style-name="gr2" draw:text-style-name="P1" draw:layer="layout" svg:x1="4.73cm" svg:y1="13.901cm" svg:x2="3.436cm" svg:y2="15.808cm" draw:start-shape="id41" draw:start-glue-point="3" draw:end-shape="id45" draw:end-glue-point="0" svg:d="m4730 13901h-1294v1907">
          <text:p/>
        </draw:connector>
        <draw:custom-shape draw:style-name="gr1" draw:text-style-name="P2" draw:layer="layout" svg:width="3.81cm" svg:height="2.794cm" svg:x="1.381cm" svg:y="17.137cm">
          <text:p text:style-name="P1"><text:span text:style-name="T1">Jeri Lev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2.794cm" svg:x="5.826cm" svg:y="17.256cm">
          <text:p text:style-name="P1"><text:span text:style-name="T1">Dave Lahr</text:span></text:p>
          <text:p text:style-name="P1"><text:span text:style-name="T1">Glen McFad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2.794cm" svg:x="10.271cm" svg:y="17.256cm">
          <text:p text:style-name="P1"><text:span text:style-name="T1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5T20:59:29.33</meta:creation-date>
    <dc:date>2012-06-02T22:03:48.06</dc:date>
    <meta:editing-duration>PT1H1M41S</meta:editing-duration>
    <meta:editing-cycles>10</meta:editing-cycles>
    <meta:generator>LibreOffice/3.4$Win32 LibreOffice_project/340m1$Build-402</meta:generator>
    <meta:document-statistic meta:object-count="97"/>
  </office:meta>
</office:document-meta>
</file>